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9.001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style style:name="P3" style:family="paragraph" style:parent-style-name="Text_20_body">
      <style:text-properties fo:language="sr" fo:country="BA" officeooo:rsid="0003b4c4" officeooo:paragraph-rsid="0003b4c4"/>
    </style:style>
    <style:style style:name="P4" style:family="paragraph" style:parent-style-name="Text_20_body">
      <style:text-properties fo:language="sr" fo:country="BA" fo:font-style="normal" officeooo:rsid="0003b4c4" officeooo:paragraph-rsid="0003b4c4" style:font-style-asian="normal" style:font-style-complex="normal"/>
    </style:style>
    <style:style style:name="P5" style:family="paragraph" style:parent-style-name="Text_20_body">
      <style:text-properties fo:language="sr" fo:country="BA" officeooo:rsid="0008d50c" officeooo:paragraph-rsid="0008d50c"/>
    </style:style>
    <style:style style:name="P6" style:family="paragraph" style:parent-style-name="Text_20_body">
      <style:text-properties fo:language="en" fo:country="US" officeooo:rsid="0006cba1" officeooo:paragraph-rsid="0006cba1"/>
    </style:style>
    <style:style style:name="P7" style:family="paragraph" style:parent-style-name="Table_20_Contents">
      <style:text-properties fo:language="sr" fo:country="BA" officeooo:rsid="0003b4c4" officeooo:paragraph-rsid="0003b4c4"/>
    </style:style>
    <style:style style:name="P8" style:family="paragraph" style:parent-style-name="Table_20_Contents">
      <style:text-properties fo:language="sr" fo:country="BA" fo:font-style="italic" officeooo:rsid="0003b4c4" officeooo:paragraph-rsid="0003b4c4" style:font-style-asian="italic" style:font-style-complex="italic"/>
    </style:style>
    <style:style style:name="P9" style:family="paragraph" style:parent-style-name="Table_20_Contents">
      <style:text-properties style:font-name="Liberation Serif" fo:language="sr" fo:country="BA" officeooo:rsid="0023387d" officeooo:paragraph-rsid="0005581b"/>
    </style:style>
    <style:style style:name="P10" style:family="paragraph" style:parent-style-name="Text_20_body" style:list-style-name="L1">
      <style:text-properties fo:language="sr" fo:country="BA" officeooo:rsid="0006cba1" officeooo:paragraph-rsid="0006cba1"/>
    </style:style>
    <style:style style:name="P11" style:family="paragraph" style:parent-style-name="Heading_20_1">
      <style:text-properties fo:language="sr" fo:country="BA" officeooo:rsid="0003b4c4" officeooo:paragraph-rsid="0003b4c4"/>
    </style:style>
    <style:style style:name="P12" style:family="paragraph" style:parent-style-name="Heading_20_1">
      <style:text-properties fo:language="sr" fo:country="BA" officeooo:rsid="0006cba1" officeooo:paragraph-rsid="0006cba1"/>
    </style:style>
    <style:style style:name="P13" style:family="paragraph" style:parent-style-name="Heading_20_1">
      <style:text-properties officeooo:rsid="0003b4c4" officeooo:paragraph-rsid="0003b4c4"/>
    </style:style>
    <style:style style:name="P14" style:family="paragraph" style:parent-style-name="Heading_20_2">
      <style:text-properties fo:language="sr" fo:country="BA" officeooo:rsid="0003b4c4" officeooo:paragraph-rsid="0003b4c4"/>
    </style:style>
    <style:style style:name="P15" style:family="paragraph" style:parent-style-name="Table_20_Contents">
      <style:text-properties fo:language="sr" fo:country="BA" officeooo:rsid="0009c2bf" officeooo:paragraph-rsid="0009c2bf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03b4c4"/>
    </style:style>
    <style:style style:name="T3" style:family="text">
      <style:text-properties officeooo:rsid="0007fc0a"/>
    </style:style>
    <style:style style:name="T4" style:family="text">
      <style:text-properties fo:language="en" fo:country="US"/>
    </style:style>
    <style:style style:name="T5" style:family="text">
      <style:text-properties officeooo:rsid="0009c2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Задатак 005-2017-005-01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Земља</text:p>
          </table:table-cell>
          <table:table-cell table:style-name="Table1.B1" office:value-type="string">
            <text:p text:style-name="P15">Република Српска, БиХ</text:p>
          </table:table-cell>
        </table:table-row>
        <table:table-row>
          <table:table-cell table:style-name="Table1.A2" office:value-type="string">
            <text:p text:style-name="P7">Ниво такмичењ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Година<text:span text:style-name="T5"> такмичења</text:span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Група</text:p>
          </table:table-cell>
          <table:table-cell table:style-name="Table1.B2" office:value-type="string">
            <text:p text:style-name="P9"><text:s/>– </text:p>
          </table:table-cell>
        </table:table-row>
        <table:table-row>
          <table:table-cell table:style-name="Table1.A2" office:value-type="string">
            <text:p text:style-name="P7">Редни број задатка / од задатак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Име задатк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Распоред бодов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Укупно бодов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8">Додатне инструкције ако постоје</text:p>
          </table:table-cell>
        </table:table-row>
        <table:table-row>
          <table:table-cell table:style-name="Table1.A2" office:value-type="string">
            <text:p text:style-name="P7">Задатак снимити под именом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h text:style-name="Heading_20_1" text:outline-level="1"><text:span text:style-name="T2">У</text:span><text:span text:style-name="T1">лаз</text:span></text:h>
      <text:p text:style-name="P3">Улазни подаци</text:p>
      <text:p text:style-name="P3"/>
      <text:h text:style-name="P13" text:outline-level="1"><text:span text:style-name="T2">И</text:span><text:span text:style-name="T1">злаз</text:span></text:h>
      <text:p text:style-name="P3">Излазни подаци</text:p>
      <text:p text:style-name="P3"/>
      <text:h text:style-name="P11" text:outline-level="1">Напомене (од стране НП, нису у саставу задатка)</text:h>
      <text:p text:style-name="P4">Тестове организовати у табеле, подесити да се један ред не може пркинути на двије странице.</text:p>
      <text:h text:style-name="Heading_20_1" text:outline-level="1">Тестови</text:h>
      <text:p text:style-name="P5">Користити <text:span text:style-name="T4">Liberation Mono</text:span> за улазе и излазе.</text:p>
      <text:h text:style-name="P14" text:outline-level="2">Основни тестови</text:h>
      <text:p text:style-name="P3">Ово су тестови који су задати у оквиру самог задатка<text:span text:style-name="T3"> (примјери)</text:span>.</text:p>
      <text:h text:style-name="P14" text:outline-level="2">Додатни тестови</text:h>
      <text:p text:style-name="P3">Ово су тестови који се користе за бодовање.</text:p>
      <text:h text:style-name="P11" text:outline-level="1"><text:soft-page-break/>Варијације на тему (нису дио изворног задатка)</text:h>
      <text:p text:style-name="P6">adsfasdf</text:p>
      <text:h text:style-name="P12" text:outline-level="1">Опште напомене</text:h>
      <text:list xml:id="list3903064156" text:style-name="L1">
        <text:list-item>
          <text:p text:style-name="P10">Не правити посебне уступке за прелом страница</text:p>
        </text:list-item>
        <text:list-item>
          <text:p text:style-name="P10">Остати што вјернији изворној формулацији задатка. Ако није апсолутно потребно:</text:p>
          <text:list>
            <text:list-item>
              <text:p text:style-name="P10">Не мијењати тест</text:p>
            </text:list-item>
            <text:list-item>
              <text:p text:style-name="P10">Не мијењати имена промјенљивих</text:p>
            </text:list-item>
            <text:list-item>
              <text:p text:style-name="P10">Не уносити додатно форматирање у текст.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cccccc" style:font-name="Liberation Serif" fo:font-size="8pt" officeooo:rsid="00266d57" officeooo:paragraph-rsid="00061b92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language="sr" fo:country="BA" officeooo:rsid="00061b92" officeooo:paragraph-rsid="00061b92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ttps://github.com/novakpetrovic/takmicenje</text:p>
      </style:header>
      <style:footer>
        <text:p text:style-name="MP2">Страница <text:page-number text:select-page="current">2</text:page-number> од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6:20:19.761000000</meta:creation-date>
    <dc:date>2017-09-13T17:22:58.977000000</dc:date>
    <meta:editing-duration>PT12M16S</meta:editing-duration>
    <meta:editing-cycles>7</meta:editing-cycles>
    <meta:generator>LibreOffice/5.3.4.2$Windows_X86_64 LibreOffice_project/f82d347ccc0be322489bf7da61d7e4ad13fe2ff3</meta:generator>
    <meta:document-statistic meta:table-count="1" meta:image-count="0" meta:object-count="0" meta:page-count="2" meta:paragraph-count="35" meta:word-count="141" meta:character-count="916" meta:non-whitespace-character-count="812"/>
  </office:meta>
</office:document-meta>
</file>